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78cm" fo:margin-left="0.651cm" fo:margin-right="0.57cm" table:align="margins"/>
    </style:style>
    <style:style style:name="表格1.A" style:family="table-column">
      <style:table-column-properties style:column-width="1.506cm" style:rel-column-width="6256*"/>
    </style:style>
    <style:style style:name="表格1.B" style:family="table-column">
      <style:table-column-properties style:column-width="1.727cm" style:rel-column-width="7171*"/>
    </style:style>
    <style:style style:name="表格1.C" style:family="table-column">
      <style:table-column-properties style:column-width="1.667cm" style:rel-column-width="6922*"/>
    </style:style>
    <style:style style:name="表格1.D" style:family="table-column">
      <style:table-column-properties style:column-width="1.205cm" style:rel-column-width="5003*"/>
    </style:style>
    <style:style style:name="表格1.F" style:family="table-column">
      <style:table-column-properties style:column-width="1.826cm" style:rel-column-width="7582*"/>
    </style:style>
    <style:style style:name="表格1.G" style:family="table-column">
      <style:table-column-properties style:column-width="1.383cm" style:rel-column-width="5743*"/>
    </style:style>
    <style:style style:name="表格1.H" style:family="table-column">
      <style:table-column-properties style:column-width="1.226cm" style:rel-column-width="5091*"/>
    </style:style>
    <style:style style:name="表格1.I" style:family="table-column">
      <style:table-column-properties style:column-width="1.326cm" style:rel-column-width="5508*"/>
    </style:style>
    <style:style style:name="表格1.J" style:family="table-column">
      <style:table-column-properties style:column-width="2.711cm" style:rel-column-width="11256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6" style:family="table-row">
      <style:table-row-properties style:min-row-height="1.238cm"/>
    </style:style>
    <style:style style:name="表格2" style:family="table">
      <style:table-properties style:width="8.012cm" fo:margin-left="8.421cm" fo:margin-right="0.568cm" table:align="margins"/>
    </style:style>
    <style:style style:name="表格2.A" style:family="table-column">
      <style:table-column-properties style:column-width="1.265cm" style:rel-column-width="10345*"/>
    </style:style>
    <style:style style:name="表格2.B" style:family="table-column">
      <style:table-column-properties style:column-width="1.626cm" style:rel-column-width="13303*"/>
    </style:style>
    <style:style style:name="表格2.C" style:family="table-column">
      <style:table-column-properties style:column-width="1.025cm" style:rel-column-width="8383*"/>
    </style:style>
    <style:style style:name="表格2.D" style:family="table-column">
      <style:table-column-properties style:column-width="1.586cm" style:rel-column-width="12971*"/>
    </style:style>
    <style:style style:name="表格2.E" style:family="table-column">
      <style:table-column-properties style:column-width="1.305cm" style:rel-column-width="10677*"/>
    </style:style>
    <style:style style:name="表格2.F" style:family="table-column">
      <style:table-column-properties style:column-width="1.205cm" style:rel-column-width="985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min-row-height="0.10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repeatIn(objects,'o')]]</text:p>
      <text:p text:style-name="P1"><text:bookmark-start text:name="__DdeLink__1220_784438198"/><text:bookmark-start text:name="__DdeLink__444_571275182"/>深圳市牧泰莱电路技术有限公司</text:p>
      <text:p text:style-name="P1"/>
      <text:p text:style-name="P3"><text:s text:c="9"/>SHENZHEN MULTILAYER PCB TECHNOLOGY CO.,LTD</text:p>
      <text:p text:style-name="P3"/>
      <text:p text:style-name="P4">生 <text:s/>产 <text:s/>指 <text:s/>示<text:bookmark-end text:name="__DdeLink__1220_784438198"/><text:bookmark-end text:name="__DdeLink__444_571275182"/></text:p>
      <text:p text:style-name="P4"/>
      <text:p text:style-name="P5"><text:tab/>钻 孔 指 示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>
          <table:table-cell table:style-name="表格1.A1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9"><text:bookmark-start text:name="__DdeLink__5136_1845873974"/><text:bookmark-start text:name="__DdeLink__4795_1845873974"/><text:bookmark-start text:name="__DdeLink__2213_1845873974"/><text:span text:style-name="T1">[[repeatIn(o.drill_ids,'drill')]]</text:span><text:bookmark-end text:name="__DdeLink__5136_1845873974"/><text:bookmark-end text:name="__DdeLink__4795_1845873974"/><text:bookmark-end text:name="__DdeLink__2213_1845873974"/><text:span text:style-name="T1"> [[drill.type.label]]</text:span></text:p>
          </table:table-cell>
          <table:table-cell table:style-name="表格1.A2" office:value-type="string">
            <text:p text:style-name="P7">[[drill.sequence]]</text:p>
          </table:table-cell>
          <table:table-cell table:style-name="表格1.A2" office:value-type="string">
            <text:p text:style-name="P9">[[drill.finish_size]]</text:p>
          </table:table-cell>
          <table:table-cell table:style-name="表格1.A2" office:value-type="string">
            <text:p text:style-name="P9">[[drill.tol_upper]]</text:p>
          </table:table-cell>
          <table:table-cell table:style-name="表格1.A2" office:value-type="string">
            <text:p text:style-name="P9">[[drill.tol_lower]]</text:p>
          </table:table-cell>
          <table:table-cell table:style-name="表格1.A2" office:value-type="string">
            <text:p text:style-name="P9">[[drill.tool_dize]]</text:p>
          </table:table-cell>
          <table:table-cell table:style-name="表格1.A2" office:value-type="string">
            <text:p text:style-name="P9"><text:bookmark-start text:name="__DdeLink__2849_1845873974"/>[[drill.count]]<text:bookmark-end text:name="__DdeLink__2849_1845873974"/></text:p>
          </table:table-cell>
          <table:table-cell table:style-name="表格1.A2" office:value-type="string">
            <text:p text:style-name="P9">[[info_convent(record=o.drill_ids,is_slot=drill.is_slot)[2] ]]</text:p>
          </table:table-cell>
          <table:table-cell table:style-name="表格1.A2" office:value-type="string">
            <text:p text:style-name="P9">[[info_convent(record=o.drill_ids,is_npth=drill.is_npth)[3] ]]</text:p>
          </table:table-cell>
          <table:table-cell table:style-name="表格1.J2" office:value-type="string">
            <text:p text:style-name="P9">[[drill.note]]</text:p>
          </table:table-cell>
        </table:table-row>
        <table:table-row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J2" office:value-type="string">
            <text:p text:style-name="P9"/>
          </table:table-cell>
        </table:table-row>
        <table:table-row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J2" office:value-type="string">
            <text:p text:style-name="P9"/>
          </table:table-cell>
        </table:table-row>
        <table:table-row table:style-name="表格1.6">
          <table:table-cell table:style-name="表格1.A2" table:number-columns-spanned="6" office:value-type="string">
            <text:p text:style-name="P6">一次钻孔(总孔数):<text:bookmark-start text:name="__DdeLink__2832_245894519"/>[[info_convent(record=o.drill_ids)[0] ]]<text:bookmark-end text:name="__DdeLink__2832_245894519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4" office:value-type="string">
            <text:p text:style-name="P6">二次钻孔(总孔数)：[[info_convent(record=o.drill_ids)[1] ]]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><text:bookmark-start text:name="__DdeLink__3484_1845873974"/><text:bookmark-end text:name="__DdeLink__3484_1845873974"/></text:p>
      <text:p text:style-name="P5"/>
      <text:p text:style-name="P5"/>
      <text:p text:style-name="P5"/>
      <text:p text:style-name="P5"/>
      <text:p text:style-name="P5"><text:tab/>拼版、菲林对位与铆钉示意图： <text:s text:c="7"/>其它程序名：</text:p>
      <text:p text:style-name="P5"><text:tab/><text:tab/><text:tab/><text:tab/><text:tab/><text:tab/><text:tab/><text:tab/><text:tab/><text:tab/><text:tab/><text:tab/>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7">刀具号</text:p>
          </table:table-cell>
          <table:table-cell table:style-name="表格2.A1" office:value-type="string">
            <text:p text:style-name="P7">成品孔径</text:p>
          </table:table-cell>
          <table:table-cell table:style-name="表格2.A1" office:value-type="string">
            <text:p text:style-name="P7">公差</text:p>
          </table:table-cell>
          <table:table-cell table:style-name="表格2.A1" office:value-type="string">
            <text:p text:style-name="P7">刀具直径</text:p>
          </table:table-cell>
          <table:table-cell table:style-name="表格2.A1" office:value-type="string">
            <text:p text:style-name="P7">孔数</text:p>
          </table:table-cell>
          <table:table-cell table:style-name="表格2.F1" office:value-type="string">
            <text:p text:style-name="P7">钻槽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 table:style-name="表格2.4"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tab/>注：“+” 表示内层菲林对位孔；</text:p>
      <text:p text:style-name="P5"><text:s text:c="2"/><text:tab/><text:tab/> <text:s text:c="2"/>“o” 表示铆钉孔。</text:p>
      <text:p text:style-name="P5"/>
      <text:p text:style-name="P5"><text:tab/><text:bookmark-start text:name="__DdeLink__1226_784438198"/>2007/11/13<text:tab/>REV: <text:s/>C <text:s text:c="85"/>MTL-ER-006<text:bookmark-end text:name="__DdeLink__1226_7844381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2:12.54</meta:creation-date>
    <meta:generator>OpenOffice.org/3.3$Win32 OpenOffice.org_project/330m20$Build-9567</meta:generator>
    <dc:date>2012-08-04T15:35:39.90</dc:date>
    <meta:editing-duration>PT8H20M41S</meta:editing-duration>
    <meta:editing-cycles>55</meta:editing-cycles>
    <meta:document-statistic meta:table-count="2" meta:image-count="0" meta:object-count="0" meta:page-count="1" meta:paragraph-count="39" meta:word-count="107" meta:character-count="789"/>
  </office:meta>
</office:document-meta>
</file>